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2eaf" officeooo:paragraph-rsid="00052ea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52eaf" officeooo:paragraph-rsid="00061045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61045" officeooo:paragraph-rsid="00061045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052eaf" officeooo:paragraph-rsid="00052eaf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52eaf" officeooo:paragraph-rsid="00052ea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61045" officeooo:paragraph-rsid="00061045" style:font-size-asian="10.5pt" style:font-weight-asian="normal" style:font-size-complex="12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61045" style:font-size-asian="10.5pt" style:font-weight-asian="normal" style:font-size-complex="12pt" style:font-weight-complex="normal"/>
    </style:style>
    <style:style style:name="T4" style:family="text">
      <style:text-properties fo:font-size="16pt" fo:font-weight="bold" officeooo:rsid="00052ea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HeaderFl</text:p>
      <text:p text:style-name="P4"/>
      <text:p text:style-name="P5">This directory contains several dialogs for editing the various groups and other classes in DataHeader. <text:s/>Many of them are subclasses of Fltk fluid classes in the UI subdirectory.</text:p>
      <text:p text:style-name="P5"/>
      <text:p text:style-name="P1"><text:span text:style-name="T1">ChannelNamesDlog</text:span></text:p>
      <text:p text:style-name="P1"><text:span text:style-name="T2"/></text:p>
      <text:p text:style-name="P1"><text:span text:style-name="T2">A subclass of ChannelNamesDlogUI for displaying and editing channel names.</text:span></text:p>
      <text:p text:style-name="P1"><text:span text:style-name="T2"/></text:p>
      <text:p text:style-name="P1"><text:span text:style-name="T1">EditSgDlog</text:span></text:p>
      <text:p text:style-name="P1"><text:span text:style-name="T2"/></text:p>
      <text:p text:style-name="P1"><text:span text:style-name="T2">A subclass of EditSgDlogUI for editing sample groups.</text:span></text:p>
      <text:p text:style-name="P1"><text:span text:style-name="T2"/></text:p>
      <text:p text:style-name="P1"><text:span text:style-name="T1">EditDgDlog</text:span></text:p>
      <text:p text:style-name="P1"><text:span text:style-name="T2"/></text:p>
      <text:p text:style-name="P1"><text:span text:style-name="T2">A subclass of EditDgDlogUI for editing display groups.</text:span></text:p>
      <text:p text:style-name="P1"><text:span text:style-name="T2"/></text:p>
      <text:p text:style-name="P1"><text:span text:style-name="T1">EditAgDlog</text:span></text:p>
      <text:p text:style-name="P1"><text:span text:style-name="T2"/></text:p>
      <text:p text:style-name="P1"><text:span text:style-name="T2">A subclass of EditAgDlogUI for editing analysis groups.</text:span></text:p>
      <text:p text:style-name="P1"><text:span text:style-name="T2"/></text:p>
      <text:p text:style-name="P1"><text:span text:style-name="T1">EditRtAgDlog</text:span></text:p>
      <text:p text:style-name="P1"><text:span text:style-name="T2"/></text:p>
      <text:p text:style-name="P2"><text:span text:style-name="T2">A subclass of Edit</text:span><text:span text:style-name="T3">Rt</text:span><text:span text:style-name="T2">AgDlogUI for editing </text:span><text:span text:style-name="T3">real time </text:span><text:span text:style-name="T2">analysis groups.</text:span></text:p>
      <text:p text:style-name="P2"><text:span text:style-name="T2"/></text:p>
      <text:p text:style-name="P2"><text:span text:style-name="T1">GainDialog</text:span></text:p>
      <text:p text:style-name="P1"><text:span text:style-name="T2"/></text:p>
      <text:p text:style-name="P3"><text:span text:style-name="T2">A subclass of GainDialogUI for editing channel gains.</text:span></text:p>
      <text:p text:style-name="P3"><text:span text:style-name="T2"/></text:p>
      <text:p text:style-name="P1"><text:span text:style-name="T1">HeaderFl</text:span></text:p>
      <text:p text:style-name="P1"><text:span text:style-name="T2"/></text:p>
      <text:p text:style-name="P1"><text:span text:style-name="T2">A GUI class for DataHeader.</text:span></text:p>
      <text:p text:style-name="P1"><text:span text:style-name="T2"/></text:p>
      <text:p text:style-name="P1"><text:span text:style-name="T1">InitHdrDlog</text:span></text:p>
      <text:p text:style-name="P1"><text:span text:style-name="T2"/></text:p>
      <text:p text:style-name="P3"><text:span text:style-name="T2">A subclass of InitHdrDlogUI for initializing a data set header.</text:span></text:p>
      <text:p text:style-name="P3"><text:span text:style-name="T2"/></text:p>
      <text:p text:style-name="P1"><text:span text:style-name="T1">ModuleNode</text:span></text:p>
      <text:p text:style-name="P1"><text:span text:style-name="T2"/></text:p>
      <text:p text:style-name="P3"><text:span text:style-name="T2">A subclass of Fltk’s FlNode for AModules. <text:s/>It allows EditAMod graph nodes to point to an AModule. <text:s/>It also contains a factory method for creating AModule Control Dialogs.</text:span></text:p>
      <text:p text:style-name="P3"><text:span text:style-name="T2"/></text:p>
      <text:p text:style-name="P1"><text:span text:style-name="T1">UnitsDlog</text:span></text:p>
      <text:p text:style-name="P5"/>
      <text:p text:style-name="P6">A subclass of UnitsDlogUI for editing channel units.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4:36:13.544382310</meta:creation-date>
    <dc:date>2020-02-21T14:53:01.012297198</dc:date>
    <meta:editing-duration>PT5M37S</meta:editing-duration>
    <meta:editing-cycles>1</meta:editing-cycles>
    <meta:document-statistic meta:table-count="0" meta:image-count="0" meta:object-count="0" meta:page-count="1" meta:paragraph-count="22" meta:word-count="142" meta:character-count="964" meta:non-whitespace-character-count="841"/>
    <meta:generator>LibreOffice/5.3.6.1$Linux_X86_64 LibreOffice_project/30$Build-1</meta:generator>
  </office:meta>
</office:document-meta>
</file>